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2" style:family="paragraph" style:parent-style-name="Standard">
      <style:paragraph-properties fo:margin-top="0in" fo:margin-bottom="0in" fo:line-height="100%"/>
      <style:text-properties style:font-name="Georgia" fo:font-size="10.5pt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style:font-name="Georgia" fo:font-size="10.5pt" style:font-size-asian="10.5pt" style:font-size-complex="10.5pt"/>
    </style:style>
    <style:style style:name="P8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9" style:family="paragraph" style:parent-style-name="_5b_Normal_5d_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style:font-name-asian="Georgia" style:language-asian="zxx" style:country-asian="none" style:font-name-complex="Georgia" style:language-complex="zxx" style:country-complex="none"/>
    </style:style>
    <style:style style:name="T3" style:family="text">
      <style:text-properties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4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  <style:style style:name="T5" style:family="text">
      <style:text-properties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6" style:family="text">
      <style:text-properties fo:font-variant="normal" fo:text-transform="none" fo:color="#3b3d40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b3d40" fo:letter-spacing="normal" fo:font-style="normal" fo:font-weight="normal"/>
    </style:style>
    <style:style style:name="T8" style:family="text">
      <style:text-properties fo:language="en" fo:country="US" style:font-name-asian="Georgia" style:language-asian="none" style:country-asian="none" style:font-name-complex="Georgia" style:language-complex="none" style:country-complex="none"/>
    </style:style>
    <style:style style:name="T9" style:family="text">
      <style:text-properties style:text-position="super 58%" fo:language="none" fo:country="none" style:font-name-asian="Georgia" style:language-asian="none" style:country-asian="none" style:font-name-complex="Georgia" style:language-complex="none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on't Stop Knocking</text:span> </text:p>
      <text:p text:style-name="P2"><text:span text:style-name="T1">Read:</text:span> Matthew 26:69-75; Luke 18: 1-8; Acts 12:12-16</text:p>
      <text:p text:style-name="P2"/>
      <text:p text:style-name="P2"><text:span text:style-name="T1">Text:</text:span> <text:span text:style-name="T2">Acts 12:16a “But Peter continued knocking...”</text:span></text:p>
      <text:p text:style-name="P2"><text:span text:style-name="T2"><text:s text:c="12"/>Luke 18:1b “...</text:span><text:span text:style-name="T2">men ought always to pray, and not to faint”</text:span></text:p>
      <text:p text:style-name="P4"/>
      <text:p text:style-name="P6"><text:span text:style-name="T1">Introduction:</text:span> <text:s/>There is a story told about the early days of settling the West. <text:s/>It seems that there was a coal miner who was convinced that he was going to find a great deal of gold. <text:s/>He sold everything and purchased a small mountain near a stream that had a lot of men panning for gold. <text:s/>He began digging a tunnel into the side of the mountain looking for gold. <text:s/>He worked day after day for weeks and months without locating a single ounce of gold. <text:s/>He realized that he may have made a big mistake. <text:s/>This mountain was a big nothing. <text:s/>He decided to cut his losses after a couple of years. <text:s/>He finally found a man with the belief that this mountain just may contain gold (as he had believed when he bought it). <text:s/>He sold his mountain and boarded the next train back east. <text:s/>The man who purchased his mountain took a pick ax and dug another 6 inches. <text:s/>He struck gold; it turned out to be one of the largest finds of the California gold rush. <text:s/>The first man quit within 6 inches of all that he had hoped and worked for. <text:s/></text:p>
      <text:p text:style-name="P6"><text:s text:c="2"/>In our scriptures today we read about some folks who's reason for success was that they didn't quit.</text:p>
      <text:p text:style-name="P6"/>
      <text:p text:style-name="P7"><text:span text:style-name="T6">Peter's Record:</text:span><text:span text:style-name="T7"> Peter was a quitter. <text:s/>He quit on Christ at the very hour that Christ needed him the most. <text:s/>He was there when Christ asked him who he thought He was and he blurted out: “</text:span><text:span text:style-name="T4">Thou art the Christ, the Son of the living God.” <text:s/>He was the mouthpiece of the disciples and stuck his foot in his mouth on many occasions but no one doubted where his </text:span><text:span text:style-name="T8">loyalties</text:span><text:span text:style-name="T4"> lay. <text:s/>We read this morning of a time when he quit on Christ. <text:s/>He went so far as to deny that he even knew Him at all and threw in some curse words to bolster the claim.</text:span></text:p>
      <text:p text:style-name="P7"><text:span text:style-name="T4"/></text:p>
      <text:p text:style-name="P7"><text:span text:style-name="T5">Peter's Encounter:</text:span><text:span text:style-name="T4"> In John 21 we read that Peter has an encounter with Jesus on a beach after the 2</text:span><text:span text:style-name="T9">nd</text:span><text:span text:style-name="T4"> miracle of the fish. <text:s/>From that time on we see a totally new man. <text:s/>On the Day of Pentecost we see Peter boldly standing and proclaiming the </text:span><text:span text:style-name="T8">deity</text:span><text:span text:style-name="T4"> of Christ. <text:s/>We see him pointing fingers at the religious leaders and telling them that they were the ones who killed Jesus. <text:s/></text:span></text:p>
      <text:p text:style-name="P7"><text:span text:style-name="T4"><text:s text:c="2"/>We see him leading in the greatest altar call of his day when 3000 got saved. <text:s/>Now we see Peter involved in a prison escape in the middle of the night. <text:s/>He is at the door at a prayer meeting where they are praying for God to deliver him from prison. <text:s/>He knocks...Rhoda hears his voice...she ignores him and runs to tell the prayer meeting crowd that Peter is at the door and they call her crazy. <text:s/></text:span></text:p>
      <text:p text:style-name="P6"><text:span text:style-name="T1">Peters Response:</text:span> <text:s/>“<text:span text:style-name="T2">But Peter continued knocking." <text:s/>Somebody said: (and we don't know who) "Well is somebody going to answer the door?" <text:s/>they go to the door and find that their purpose for the prayer meeting has been met. <text:s/>Peter is there. <text:s/>He didn't quit knocking until he finally got an answer.</text:span></text:p>
      <text:p text:style-name="P5"><text:span text:style-name="T3"/></text:p>
      <text:p text:style-name="P5"><text:span text:style-name="T1">The Unjust Judge:</text:span> <text:s/>I also read a parable from Luke's gospel about a woman who bugged a judge to death until he gave her what she wanted.</text:p>
      <text:p text:style-name="P5"><text:s text:c="2"/>For years this story had me confused. <text:s/>It seems that Jesus is commend-ing this unjust judge for his unjust decision. <text:s/>That is not the case. <text:s/>Jesus <text:s/>is comparing a fallible man's decision to provide for one who bugs him to death to Himself. <text:s/>What He is pointing out to the folks is simply that if this unjust judge could be swayed by a woman who he could easily have thrown out of his courtroom; how much more He (as a loving savior) will provide the deliverance that His children were, continually, asking of Him</text:p>
      <text:p text:style-name="P5"/>
      <text:p text:style-name="P5"><text:s/><text:span text:style-name="T1"><text:s/>(If there's time)</text:span> Fight between Jacob and angel of the Lord</text:p>
      <text:p text:style-name="P5"/>
      <text:p text:style-name="P8"><text:span text:style-name="T1">Conclude:</text:span> <text:s/>Too many of us are quitters. <text:s/>We ask God for something, maybe a few times and then we stop asking. <text:s/>I want to challenge you this morning to keep on knocking. <text:s/>You've been praying for someone's salvation for a very long time...keep on asking. <text:s/>You've been praying for a better job for a lopng time...Keep on praying. <text:s/>There's a family member that really needs a healing and you've been praying for them for a very long time (you've even asked the church to pray) but nothing's changed... keep on praying. <text:s/>You've been witnessing to a friend for years with nearly no response...keep on witnessing.</text:p>
      <text:p text:style-name="P9"><text:s text:c="2"/>Don't stop knocking until someone answers the do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5</meta:editing-cycles>
    <meta:creation-date>2014-03-28T17:34:00</meta:creation-date>
    <dc:date>2021-09-19T08:28:11.56</dc:date>
    <meta:editing-duration>P1DT8H36M25S</meta:editing-duration>
    <meta:generator>OpenOffice/4.1.3$Win32 OpenOffice.org_project/413m1$Build-9783</meta:generator>
    <meta:printed-by>j </meta:printed-by>
    <meta:print-date>2021-09-18T22:05:37.53</meta:print-date>
    <meta:document-statistic meta:table-count="0" meta:image-count="0" meta:object-count="0" meta:page-count="1" meta:paragraph-count="15" meta:word-count="793" meta:character-count="42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